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tructures And Pointers</text:title></text:p>
      <text:p text:style-name="OrgTitle"/>
      <text:p text:style-name="OrgSubtitle"><text:initial-creator>Shubham Mahaja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2bdc6f">1. Basics of structures…</text:a></text:p>
          <text:p text:style-name="Contents_20_2"><text:a xlink:type="simple" xlink:href="#org255df6e">1.1. Definition</text:a></text:p>
          <text:p text:style-name="Contents_20_3"><text:a xlink:type="simple" xlink:href="#org32f6386">1.1.1. But what do we mean by that?</text:a></text:p>
          <text:p text:style-name="Contents_20_2"><text:a xlink:type="simple" xlink:href="#orgb829359">1.2. Syntax</text:a></text:p>
          <text:p text:style-name="Contents_20_2"><text:a xlink:type="simple" xlink:href="#orgf6f0316">1.3. Properties of a structure…</text:a></text:p>
          <text:p text:style-name="Contents_20_1"><text:a xlink:type="simple" xlink:href="#orgac06ef1">2. A basic Students Record program…</text:a></text:p>
          <text:p text:style-name="Contents_20_2"><text:a xlink:type="simple" xlink:href="#orgc0bae0e">2.1. using standard approach</text:a></text:p>
          <text:p text:style-name="Contents_20_2"><text:a xlink:type="simple" xlink:href="#org24ac08c">2.2. using structural approach…</text:a></text:p>
          <text:p text:style-name="Contents_20_1"><text:a xlink:type="simple" xlink:href="#org7aec821">3. Thank You!</text:a></text:p>
        </text:index-body>
      </text:table-of-content>
      <text:h text:style-name="Heading_20_1" text:outline-level="1" text:is-list-header="false">
<text:bookmark-start text:name="OrgXref.orgc2bdc6f"/>
<text:bookmark text:name="orgc2bdc6f"/>Basics of structures…
<text:bookmark-end text:name="OrgXref.orgc2bdc6f"/></text:h>
      <text:h text:style-name="Heading_20_2" text:outline-level="2" text:is-list-header="false">
<text:bookmark-start text:name="OrgXref.org255df6e"/>
<text:bookmark text:name="org255df6e"/>Definition
<text:bookmark-end text:name="OrgXref.org255df6e"/></text:h>
      <text:p text:style-name="Text_20_body">A structure simply is a collection of finite set of similar (heterogeneous)
collection of data elements under a single name.
</text:p>
      <text:h text:style-name="Heading_20_3" text:outline-level="3" text:is-list-header="false">
<text:bookmark-start text:name="OrgXref.org32f6386"/>
<text:bookmark text:name="org32f6386"/>But what do we mean by that?
<text:bookmark-end text:name="OrgXref.org32f6386"/></text:h>
      <text:p text:style-name="Text_20_body">Consider a scenario where we want to maintain a College record of a student.
Now, let’s try to visualize the various variables we are going to deal with:
</text:p>
      <text:list text:style-name="OrgBulletedList" text:continue-numbering="false">
        <text:list-item>
          <text:p text:style-name="Text_20_body">student-Name
</text:p>
        </text:list-item>
        <text:list-item>
          <text:p text:style-name="Text_20_body">student-Email
</text:p>
        </text:list-item>
        <text:list-item>
          <text:p text:style-name="Text_20_body">student-Branch
</text:p>
        </text:list-item>
        <text:list-item>
          <text:p text:style-name="Text_20_body">student-Mobile
</text:p>
        </text:list-item>
        <text:list-item>
          <text:p text:style-name="Text_20_body">student-Year
</text:p>
        </text:list-item>
        <text:list-item>
          <text:p text:style-name="Text_20_body">student-Age
</text:p>
        </text:list-item>
        <text:list-item>
          <text:p text:style-name="Text_20_body">student-Gender
</text:p>
        </text:list-item>
        <text:list-item>
          <text:p text:style-name="Text_20_body">student-DOB
</text:p>
        </text:list-item>
        <text:list-item>
          <text:p text:style-name="Text_20_body">student-RollNo
</text:p>
        </text:list-item>
        <text:list-item>
          <text:p text:style-name="Text_20_body">student-Course
</text:p>
        </text:list-item>
        <text:list-item>
          <text:p text:style-name="Text_20_body">student-Father-Name
</text:p>
        </text:list-item>
        <text:list-item>
          <text:p text:style-name="Text_20_body">student-Mother–Name
</text:p>
        </text:list-item>
        <text:list-item>
          <text:p text:style-name="Text_20_body">student-Subjects
</text:p>
        </text:list-item>
        <text:list-item>
          <text:p text:style-name="Text_20_body">student-Marks
</text:p>
        </text:list-item>
        <text:list-item>
          <text:p text:style-name="Text_20_body">student-Percentage
</text:p>
        </text:list-item>
        <text:list-item>
          <text:p text:style-name="Text_20_body">student-Curr-Semester
</text:p>
        </text:list-item>
        <text:list-item>
          <text:p text:style-name="Text_20_body">student-Aggregate-Marks
</text:p>
        </text:list-item>
      </text:list>
      <text:p text:style-name="Text_20_body">and the list goes on…
</text:p>
      <text:p text:style-name="Text_20_body"><text:span text:style-name="Underline"><text:span text:style-name="Bold">Phew!!! So much clutter in all these variables, very hard to keep track of each
one of them individually.</text:span></text:span>
</text:p>
      <text:p text:style-name="Text_20_body">The best approach to follow in a programming environment is <text:span text:style-name="Bold">“Divide
n’Conquer”</text:span>. Instead of dealing with all these variables at once, let’s try to
<text:span text:style-name="Bold">divide them into groups</text:span>: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Underline">GROUP - A</text:span></text:p>
              </table:table-cell>
              <table:table-cell table:style-name="OrgTblCellTB">
                <text:p text:style-name="OrgTableHeadingLeft"><text:span text:style-name="Bold">student-Personal-Details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- name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age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gender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DOB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email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mobile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father-Name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- mother-name</text:p>
              </table:table-cell>
            </table:table-row>
          </table:table-rows>
        </table:table>
      </text:section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Underline">GROUP - B</text:span></text:p>
              </table:table-cell>
              <table:table-cell table:style-name="OrgTblCellT">
                <text:p text:style-name="OrgTableContentsLeft"><text:span text:style-name="Bold">student-College-Details</text:span>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rollNo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year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branch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course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- semester</text:p>
              </table:table-cell>
            </table:table-row>
          </table:table-rows>
        </table:table>
      </text:section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Underline">GROUP - C</text:span></text:p>
              </table:table-cell>
              <table:table-cell table:style-name="OrgTblCellT">
                <text:p text:style-name="OrgTableContentsLeft"><text:span text:style-name="Bold">student-Academic-Details</text:span>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subjects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marks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- percentage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- aggregate</text:p>
              </table:table-cell>
            </table:table-row>
          </table:table-rows>
        </table:table>
      </text:section>
      <text:p text:style-name="Text_20_body">Now it’s pretty easy to keep track of each of the variables with the help of their
corresponding groups. Isn’t it? That’s exactly the idea behind the concepts of structure.
</text:p>
      <text:h text:style-name="Heading_20_2" text:outline-level="2" text:is-list-header="false">
<text:bookmark-start text:name="OrgXref.orgb829359"/>
<text:bookmark text:name="orgb829359"/>Syntax
<text:bookmark-end text:name="OrgXref.orgb829359"/></text:h>
      <text:p text:style-name="Text_20_body">In C Language, The syntax of writing a block of structure is follows:
</text:p>
      <text:p text:style-name="OrgSrcBlock"><text:span text:style-name="OrgSrcFontLockKeywordFace">struc</text:span><text:span text:style-name="OrgSrcFontLockKeywordFace">t</text:span><text:s/>&lt;structure_name&gt;<text:s/><text:span text:style-name="OrgSrcRainbowDelimitersDepth1Face">{</text:span></text:p>
      <text:p text:style-name="OrgSrcBlock"><text:s/><text:s/>data_element#<text:span text:style-name="OrgSrcHighlightNumbersNumber">1</text:span>;</text:p>
      <text:p text:style-name="OrgSrcBlock"><text:s/><text:s/>data_element#<text:span text:style-name="OrgSrcHighlightNumbersNumber">2</text:span>;</text:p>
      <text:p text:style-name="OrgSrcBlock"><text:s/><text:s/>data_element#<text:span text:style-name="OrgSrcHighlightNumbersNumber">3</text:span>;</text:p>
      <text:p text:style-name="OrgSrcBlock"><text:s/><text:s/><text:s/><text:s/>.</text:p>
      <text:p text:style-name="OrgSrcBlock"><text:s/><text:s/><text:s/><text:s/>.</text:p>
      <text:p text:style-name="OrgSrcBlock"><text:s/><text:s/><text:s/><text:s/>.</text:p>
      <text:p text:style-name="OrgSrcBlock"><text:s/><text:s/>data_element#n;</text:p>
      <text:p text:style-name="OrgSrcBlockLastLine"><text:span text:style-name="OrgSrcRainbowDelimitersDepth1Face">}</text:span>;</text:p>
      <text:p text:style-name="Text_20_body"><text:span text:style-name="Underline"><text:span text:style-name="Bold">Note: ’semi-colon’ at the end of a structure.</text:span></text:span><text:line-break/>Let’s take a look at an example:
</text:p>
      <text:p text:style-name="OrgSrcBlock"><text:span text:style-name="OrgSrcFontLockKeywordFace">struc</text:span><text:span text:style-name="OrgSrcFontLockKeywordFace">t</text:span><text:s/><text:span text:style-name="OrgSrcFontLockTypeFace">student_Personal_Details</text:span><text:s/><text:span text:style-name="OrgSrcRainbowDelimitersDepth1Face">{</text:span></text:p>
      <text:p text:style-name="OrgSrcBlock"><text:s/><text:s/><text:span text:style-name="OrgSrcFontLockTypeFace">cha</text:span><text:span text:style-name="OrgSrcFontLockTypeFace">r</text:span><text:s/>*<text:span text:style-name="OrgSrcFontLockVariableNameFace">name</text:span>;</text:p>
      <text:p text:style-name="OrgSrcBlock"><text:s/><text:s/><text:span text:style-name="OrgSrcFontLockTypeFace">in</text:span><text:span text:style-name="OrgSrcFontLockTypeFace">t</text:span><text:s/><text:span text:style-name="OrgSrcFontLockVariableNameFace">age</text:span>;</text:p>
      <text:p text:style-name="OrgSrcBlock"><text:s/><text:s/><text:span text:style-name="OrgSrcFontLockTypeFace">in</text:span><text:span text:style-name="OrgSrcFontLockTypeFace">t</text:span><text:s/><text:span text:style-name="OrgSrcFontLockVariableNameFace">DOB</text:span>;</text:p>
      <text:p text:style-name="OrgSrcBlock"><text:s/><text:s/><text:span text:style-name="OrgSrcFontLockTypeFace">cha</text:span><text:span text:style-name="OrgSrcFontLockTypeFace">r</text:span><text:s/>*<text:span text:style-name="OrgSrcFontLockVariableNameFace">email</text:span>;</text:p>
      <text:p text:style-name="OrgSrcBlock"><text:s/><text:s/><text:span text:style-name="OrgSrcFontLockTypeFace">cha</text:span><text:span text:style-name="OrgSrcFontLockTypeFace">r</text:span><text:s/><text:span text:style-name="OrgSrcFontLockVariableNameFace">father_Name</text:span>;</text:p>
      <text:p text:style-name="OrgSrcBlock"><text:s/><text:s/><text:span text:style-name="OrgSrcFontLockTypeFace">cha</text:span><text:span text:style-name="OrgSrcFontLockTypeFace">r</text:span><text:s/><text:span text:style-name="OrgSrcFontLockVariableNameFace">mother_Name</text:span>;</text:p>
      <text:p text:style-name="OrgSrcBlockLastLine"><text:span text:style-name="OrgSrcRainbowDelimitersDepth1Face">}</text:span>;</text:p>
      <text:h text:style-name="Heading_20_2" text:outline-level="2" text:is-list-header="false">
<text:bookmark-start text:name="OrgXref.orgf6f0316"/>
<text:bookmark text:name="orgf6f0316"/>Properties of a structure…
<text:bookmark-end text:name="OrgXref.orgf6f0316"/></text:h>
      <text:list text:style-name="OrgBulletedList" text:continue-numbering="false">
        <text:list-item>
          <text:p text:style-name="Text_20_body">Structure in itself is user-defined data-type.
</text:p>
        </text:list-item>
        <text:list-item>
          <text:p text:style-name="Text_20_body">The <text:span text:style-name="OrgCode">&lt;structure_name&gt;</text:span> is a pointer, pointing the first data-element of
it’s collection.
</text:p>
        </text:list-item>
        <text:list-item>
          <text:p text:style-name="Text_20_body">All the data-elements of a structure are stored in a contiguous memory fashion
i.e in above example, if <text:span text:style-name="OrgCode">student_Personal_Details</text:span> is a structure name then it would
point/store the address of it’s first element: <text:span text:style-name="OrgCode">char *name;</text:span>. We’ll later
explore how it works internally.
</text:p>
        </text:list-item>
        <text:list-item>
          <text:p text:style-name="Text_20_body">A structure can hold as many data-elements as required and that too
heterogeneous elements (different data-type).
</text:p>
        </text:list-item>
        <text:list-item>
          <text:p text:style-name="Text_20_body">Structures are defined globally.
</text:p>
        </text:list-item>
        <text:list-item>
          <text:p text:style-name="Text_20_body">All data-elements of a structure are private/only known to structure and
it’s variables. They can’t be directly accessed outside the structure.
</text:p>
        </text:list-item>
        <text:list-item>
          <text:p text:style-name="Text_20_body">The data-elements in a structure are called <text:span text:style-name="OrgCode">members</text:span> of that structure.
</text:p>
        </text:list-item>
        <text:list-item>
          <text:p text:style-name="Text_20_body">Structures and it’s members are accessed via their <text:span text:style-name="OrgCode">structure name</text:span> and the
<text:span text:style-name="OrgCode">DOT (.)</text:span> operator i.e.
</text:p>
        </text:list-item>
      </text:list>
      <text:p text:style-name="OrgSrcBlockLastLine"><text:span text:style-name="OrgSrcFontLockKeywordFace">struc</text:span><text:span text:style-name="OrgSrcFontLockKeywordFace">t</text:span><text:s/>&lt;structure_name<text:s/>&lt;structure_variable&gt;;<text:s/></text:p>
      <text:p text:style-name="Text_20_body">For example:
</text:p>
      <text:p text:style-name="OrgSrcBlock"><text:span text:style-name="OrgSrcFontLockKeywordFace">struct</text:span><text:s/><text:span text:style-name="OrgSrcFontLockTypeFace">student_Personal_Detail</text:span><text:span text:style-name="OrgSrcFontLockTypeFace">s</text:span><text:s/><text:span text:style-name="OrgSrcFontLockVariableNameFace">std1</text:span>;</text:p>
      <text:p text:style-name="OrgSrcBlockLastLine">std1.&lt;element-name&gt;;<text:s/></text:p>
      <text:p text:style-name="Text_20_body">So, <text:span text:style-name="OrgCode">std1</text:span> is a variable name of <text:span text:style-name="OrgCode">struct student_Personal_Details</text:span> data-type.
</text:p>
      <text:h text:style-name="Heading_20_1" text:outline-level="1" text:is-list-header="false">
<text:bookmark-start text:name="OrgXref.orgac06ef1"/>
<text:bookmark text:name="orgac06ef1"/>A basic Students Record program…
<text:bookmark-end text:name="OrgXref.orgac06ef1"/></text:h>
      <text:h text:style-name="Heading_20_2" text:outline-level="2" text:is-list-header="false">
<text:bookmark-start text:name="OrgXref.orgc0bae0e"/>
<text:bookmark text:name="orgc0bae0e"/>using standard approach
<text:bookmark-end text:name="OrgXref.orgc0bae0e"/></text:h>
      <text:p text:style-name="Text_20_body">Writing ’Students Record’ program using only single main/normal function.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io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lib.h</text:span><text:span text:style-name="OrgSrcRainbowDelimitersDepth1Face">&gt;</text:span></text:p>
      <text:p text:style-name="OrgSrcBlock"/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<text:s/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rollNo</text:span>;</text:p>
      <text:p text:style-name="OrgSrcBlock"><text:s/><text:s/><text:span text:style-name="OrgSrcFontLockTypeFace">cha</text:span><text:span text:style-name="OrgSrcFontLockTypeFace">r</text:span><text:s/>*<text:span text:style-name="OrgSrcFontLockVariableNameFace">name</text:span>;</text:p>
      <text:p text:style-name="OrgSrcBlock"><text:s/><text:s/><text:span text:style-name="OrgSrcFontLockTypeFace">cha</text:span><text:span text:style-name="OrgSrcFontLockTypeFace">r</text:span><text:s/>*<text:span text:style-name="OrgSrcFontLockVariableNameFace">email</text:span>;</text:p>
      <text:p text:style-name="OrgSrcBlock"><text:s/><text:s/><text:span text:style-name="OrgSrcFontLockTypeFace">cha</text:span><text:span text:style-name="OrgSrcFontLockTypeFace">r</text:span><text:s/>*<text:span text:style-name="OrgSrcFontLockVariableNameFace">branch</text:span>;</text:p>
      <text:p text:style-name="OrgSrcBlock"/>
      <text:p text:style-name="OrgSrcBlock"><text:s/><text:s/>printf<text:span text:style-name="OrgSrcRainbowDelimitersDepth2Face">(</text:span><text:span text:style-name="OrgSrcFontLockStringFace">"Roll<text:s/>No<text:s/>-<text:s/>"</text:span><text:span text:style-name="OrgSrcRainbowDelimitersDepth2Face">)</text:span>;</text:p>
      <text:p text:style-name="OrgSrcBlock"><text:s/><text:s/>scanf<text:span text:style-name="OrgSrcRainbowDelimitersDepth2Face">(</text:span>”%d“,<text:s/>&amp;rollNo<text:span text:style-name="OrgSrcRainbowDelimitersDepth2Face">)</text:span>;</text:p>
      <text:p text:style-name="OrgSrcBlock"/>
      <text:p text:style-name="OrgSrcBlock"><text:s/><text:s/>printf<text:span text:style-name="OrgSrcRainbowDelimitersDepth2Face">(</text:span><text:span text:style-name="OrgSrcFontLockStringFace">"Name<text:s/>-<text:s/>"</text:span><text:span text:style-name="OrgSrcRainbowDelimitersDepth2Face">)</text:span>;</text:p>
      <text:p text:style-name="OrgSrcBlock"><text:s/><text:s/>fgets<text:span text:style-name="OrgSrcRainbowDelimitersDepth2Face">(</text:span>&amp;name,<text:s/><text:span text:style-name="OrgSrcHighlightNumbersNumber">25</text:span>,<text:s/>stdin<text:span text:style-name="OrgSrcRainbowDelimitersDepth2Face">)</text:span>;</text:p>
      <text:p text:style-name="OrgSrcBlock"/>
      <text:p text:style-name="OrgSrcBlock"><text:s/><text:s/>printf<text:span text:style-name="OrgSrcRainbowDelimitersDepth2Face">(</text:span><text:span text:style-name="OrgSrcFontLockStringFace">"Branch<text:s/>-<text:s/>"</text:span><text:span text:style-name="OrgSrcRainbowDelimitersDepth2Face">)</text:span>;</text:p>
      <text:p text:style-name="OrgSrcBlock"><text:s/><text:s/>fgets<text:span text:style-name="OrgSrcRainbowDelimitersDepth2Face">(</text:span>&amp;branch,<text:s/><text:span text:style-name="OrgSrcHighlightNumbersNumber">10</text:span>,<text:s/>stdin<text:span text:style-name="OrgSrcRainbowDelimitersDepth2Face">)</text:span>;</text:p>
      <text:p text:style-name="OrgSrcBlock"/>
      <text:p text:style-name="OrgSrcBlock"><text:s/><text:s/>printf<text:span text:style-name="OrgSrcRainbowDelimitersDepth2Face">(</text:span><text:span text:style-name="OrgSrcFontLockStringFace">"Email<text:s/>-<text:s/>"</text:span><text:span text:style-name="OrgSrcRainbowDelimitersDepth2Face">)</text:span>;</text:p>
      <text:p text:style-name="OrgSrcBlock"><text:s/><text:s/>fgets<text:span text:style-name="OrgSrcRainbowDelimitersDepth2Face">(</text:span>&amp;email,<text:s/><text:span text:style-name="OrgSrcHighlightNumbersNumber">50</text:span>,<text:s/>stdin<text:span text:style-name="OrgSrcRainbowDelimitersDepth2Face">)</text:span>;</text:p>
      <text:p text:style-name="OrgSrcBlock"/>
      <text:p text:style-name="OrgSrcBlock"><text:s/><text:s/><text:span text:style-name="OrgSrcFontLockKeywordFace">return</text:span><text:s/>EXIT_SUCCESS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24ac08c"/>
<text:bookmark text:name="org24ac08c"/>using structural approach…
<text:bookmark-end text:name="OrgXref.org24ac08c"/></text:h>
      <text:p text:style-name="Text_20_body">Same program, but instead using structure.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io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lib.h</text:span><text:span text:style-name="OrgSrcRainbowDelimitersDepth1Face">&gt;</text:span></text:p>
      <text:p text:style-name="OrgSrcBlock"/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student_Personal_Details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rollNo</text:span>;</text:p>
      <text:p text:style-name="OrgSrcBlock"><text:s/><text:s/><text:span text:style-name="OrgSrcFontLockTypeFace">cha</text:span><text:span text:style-name="OrgSrcFontLockTypeFace">r</text:span><text:s/>*<text:span text:style-name="OrgSrcFontLockVariableNameFace">name</text:span>;</text:p>
      <text:p text:style-name="OrgSrcBlock"><text:s/><text:s/><text:span text:style-name="OrgSrcFontLockTypeFace">cha</text:span><text:span text:style-name="OrgSrcFontLockTypeFace">r</text:span><text:s/>*<text:span text:style-name="OrgSrcFontLockVariableNameFace">email</text:span>;</text:p>
      <text:p text:style-name="OrgSrcBlock"><text:s/><text:s/><text:span text:style-name="OrgSrcFontLockTypeFace">cha</text:span><text:span text:style-name="OrgSrcFontLockTypeFace">r</text:span><text:s/>*<text:span text:style-name="OrgSrcFontLockVariableNameFace">branch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Creating<text:s/>a<text:s/>new<text:s/>structure<text:s/>variable<text:s/>as<text:s/>’std1’.</text:span></text:p>
      <text:p text:style-name="OrgSrcBlock"><text:span text:style-name="OrgSrcFontLockKeywordFace">s</text:span><text:span text:style-name="OrgSrcFontLockKeywordFace">truct</text:span><text:s/><text:span text:style-name="OrgSrcFontLockTypeFace">student_Personal_Detail</text:span><text:span text:style-name="OrgSrcFontLockTypeFace">s</text:span><text:s/><text:span text:style-name="OrgSrcFontLockVariableNameFace">std1</text:span>;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populate_Structure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printf<text:span text:style-name="OrgSrcRainbowDelimitersDepth2Face">(</text:span><text:span text:style-name="OrgSrcFontLockStringFace">"Roll<text:s/>No<text:s/>-<text:s/>"</text:span><text:span text:style-name="OrgSrcRainbowDelimitersDepth2Face">)</text:span>;</text:p>
      <text:p text:style-name="OrgSrcBlock"><text:s/><text:s/>scanf<text:span text:style-name="OrgSrcRainbowDelimitersDepth2Face">(</text:span>”%d“,<text:s/>&amp;std1.rollNo<text:span text:style-name="OrgSrcRainbowDelimitersDepth2Face">)</text:span>;</text:p>
      <text:p text:style-name="OrgSrcBlock"/>
      <text:p text:style-name="OrgSrcBlock"><text:s/><text:s/>printf<text:span text:style-name="OrgSrcRainbowDelimitersDepth2Face">(</text:span><text:span text:style-name="OrgSrcFontLockStringFace">"Name<text:s/>-<text:s/>"</text:span><text:span text:style-name="OrgSrcRainbowDelimitersDepth2Face">)</text:span>;</text:p>
      <text:p text:style-name="OrgSrcBlock"><text:s/><text:s/>fgets<text:span text:style-name="OrgSrcRainbowDelimitersDepth2Face">(</text:span>&amp;name,<text:s/><text:span text:style-name="OrgSrcHighlightNumbersNumber">25</text:span>,<text:s/>std1.stdin<text:span text:style-name="OrgSrcRainbowDelimitersDepth2Face">)</text:span>;</text:p>
      <text:p text:style-name="OrgSrcBlock"/>
      <text:p text:style-name="OrgSrcBlock"><text:s/><text:s/>printf<text:span text:style-name="OrgSrcRainbowDelimitersDepth2Face">(</text:span><text:span text:style-name="OrgSrcFontLockStringFace">"Branch<text:s/>-<text:s/>"</text:span><text:span text:style-name="OrgSrcRainbowDelimitersDepth2Face">)</text:span>;</text:p>
      <text:p text:style-name="OrgSrcBlock"><text:s/><text:s/>fgets<text:span text:style-name="OrgSrcRainbowDelimitersDepth2Face">(</text:span>&amp;branch,<text:s/><text:span text:style-name="OrgSrcHighlightNumbersNumber">10</text:span>,<text:s/>std1.stdin<text:span text:style-name="OrgSrcRainbowDelimitersDepth2Face">)</text:span>;</text:p>
      <text:p text:style-name="OrgSrcBlock"/>
      <text:p text:style-name="OrgSrcBlock"><text:s/><text:s/>printf<text:span text:style-name="OrgSrcRainbowDelimitersDepth2Face">(</text:span><text:span text:style-name="OrgSrcFontLockStringFace">"Email<text:s/>-<text:s/>"</text:span><text:span text:style-name="OrgSrcRainbowDelimitersDepth2Face">)</text:span>;</text:p>
      <text:p text:style-name="OrgSrcBlock"><text:s/><text:s/>fgets<text:span text:style-name="OrgSrcRainbowDelimitersDepth2Face">(</text:span>&amp;email,<text:s/><text:span text:style-name="OrgSrcHighlightNumbersNumber">50</text:span>,<text:s/>std1.stdin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/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populate_Structure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KeywordFace">return</text:span><text:s/>EXIT_SUCCESS;</text:p>
      <text:p text:style-name="OrgSrcBlockLastLine"><text:span text:style-name="OrgSrcRainbowDelimitersDepth1Face">}</text:span></text:p>
      <text:h text:style-name="Heading_20_1" text:outline-level="1" text:is-list-header="false">
<text:bookmark-start text:name="OrgXref.org7aec821"/>
<text:bookmark text:name="org7aec821"/>Thank You!
<text:bookmark-end text:name="OrgXref.org7aec821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mmentFace" style:family="text">
      <style:text-properties fo:color="#2aa1ae"/>
    </style:style>
    <style:style style:name="OrgSrcFontLockCommentDelimiterFace" style:family="text">
      <style:text-properties fo:color="#2aa1ae"/>
    </style:style>
    <style:style style:name="OrgSrcRainbowDelimitersDepth2Face" style:family="text">
      <style:text-properties fo:color="#bc6ec5"/>
    </style:style>
    <style:style style:name="OrgSrcFontLockFunctionNameFace" style:family="text">
      <style:text-properties fo:color="#b2b2b2"/>
    </style:style>
    <style:style style:name="OrgSrcFontLockStringFace" style:family="text">
      <style:text-properties fo:color="#2d9574"/>
    </style:style>
    <style:style style:name="OrgSrcFontLockPreprocessorFace" style:family="text">
      <style:text-properties fo:color="#bc6ec5"/>
    </style:style>
    <style:style style:name="OrgSrcFontLockVariableNameFace" style:family="text">
      <style:text-properties fo:color="#7590db"/>
    </style:style>
    <style:style style:name="OrgSrcFontLockTypeFace" style:family="text">
      <style:text-properties fo:color="#b2b2b2"/>
    </style:style>
    <style:style style:name="OrgSrcHighlightNumbersNumber" style:family="text">
      <style:text-properties fo:color="#a45bad"/>
    </style:style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  <style:style style:name="OrgSrcRainbowDelimitersDepth1Face" style:family="text">
      <style:text-properties fo:color="#4f97d7"/>
    </style:style>
    <style:style style:name="OrgSrcFontLockKeywordFace" style:family="text">
      <style:text-properties fo:color="#b2b2b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hubham Mahajan</dc:creator>
    <meta:initial-creator>Shubham Mahajan</meta:initial-creator>
    <dc:date>2018-01-02T20:26:46</dc:date>
    <meta:creation-date>2018-01-02T20:26:46</meta:creation-date>
    <meta:generator>Emacs 25.2.2 (Org mode 9.1.4)</meta:generator>
    <meta:keyword/>
    <dc:subject/>
    <dc:title>Structures And Pointers</dc:title>
  </office:meta>
</office:document-meta>
</file>